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0b7" officeooo:paragraph-rsid="0007c0b7"/>
    </style:style>
    <style:style style:name="P2" style:family="paragraph" style:parent-style-name="Standard">
      <style:text-properties officeooo:rsid="0007c0b7" officeooo:paragraph-rsid="0007c0b7"/>
    </style:style>
    <style:style style:name="P3" style:family="paragraph" style:parent-style-name="Standard">
      <style:text-properties officeooo:rsid="000953ce" officeooo:paragraph-rsid="0007c0b7"/>
    </style:style>
    <style:style style:name="P4" style:family="paragraph" style:parent-style-name="Standard">
      <style:text-properties officeooo:rsid="000953ce" officeooo:paragraph-rsid="000953ce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953ce" officeooo:paragraph-rsid="0007c0b7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953ce" officeooo:paragraph-rsid="00095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tructure </text:p>
      <text:p text:style-name="P1">find ALY</text:p>
      <text:p text:style-name="P1">Delete the carbon on the end </text:p>
      <text:p text:style-name="P1">open build structure under structure editing </text:p>
      <text:p text:style-name="P1">choose modify in the dropdown.</text:p>
      <text:p text:style-name="P1">Select the carbon and delete it</text:p>
      <text:p text:style-name="P1">then select the central carbon on the end of the chain </text:p>
      <text:p text:style-name="P1">Changei t to C with 3 bonds and change it to trigonal</text:p>
      <text:p text:style-name="P1">retain atoms names</text:p>
      <text:p text:style-name="P1">select the newly added hydrogen</text:p>
      <text:p text:style-name="P1">then change the element to C with 4 bonds, giving it the name CH3</text:p>
      <text:p text:style-name="P1">then delete the surrounding hydrogens.</text:p>
      <text:p text:style-name="P1">The result should be a trigonal planar molecule</text:p>
      <text:p text:style-name="P5"/>
      <text:p text:style-name="P3"/>
      <text:p text:style-name="P4">for sander, request a computation node</text:p>
      <text:p text:style-name="P6"/>
      <text:p text:style-name="P4"/>
      <text:p text:style-name="P4">For NSER error, find it (maybe 185) in the PQR file and delete the hydrog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51:56.296825514</meta:creation-date>
    <dc:date>2017-11-01T16:21:45.467457267</dc:date>
    <meta:editing-duration>PT4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6" meta:character-count="579" meta:non-whitespace-character-count="483"/>
  </office:meta>
</office:document-meta>
</file>